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7" style:family="paragraph" style:parent-style-name="Table_20_Bottom_20_small_20_Content_20_Left">
      <style:text-properties officeooo:paragraph-rsid="0069df3c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1440ac2"/>
    </style:style>
    <style:style style:name="P30" style:family="paragraph" style:parent-style-name="Table_20_Main_20_Content_20_Right">
      <style:text-properties officeooo:paragraph-rsid="00215f6e"/>
    </style:style>
    <style:style style:name="P31" style:family="paragraph" style:parent-style-name="Table_20_Main_20_Content_20_Right">
      <style:text-properties officeooo:paragraph-rsid="011930c8"/>
    </style:style>
    <style:style style:name="P32" style:family="paragraph" style:parent-style-name="Table_20_Main_20_Content_20_Left">
      <style:text-properties officeooo:paragraph-rsid="0092f7ac"/>
    </style:style>
    <style:style style:name="P33" style:family="paragraph" style:parent-style-name="Table_20_Main_20_Content_20_Left">
      <style:text-properties officeooo:paragraph-rsid="0097c217"/>
    </style:style>
    <style:style style:name="P34" style:family="paragraph" style:parent-style-name="Table_20_Main_20_Content_20_Left">
      <style:text-properties officeooo:paragraph-rsid="00986ee3"/>
    </style:style>
    <style:style style:name="P35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6" style:family="paragraph" style:parent-style-name="Table_20_Totals_20_Header">
      <style:text-properties officeooo:paragraph-rsid="00eaae7a"/>
    </style:style>
    <style:style style:name="P37" style:family="paragraph" style:parent-style-name="Table_20_Main_20_Subtotal">
      <style:text-properties officeooo:paragraph-rsid="00e835df"/>
    </style:style>
    <style:style style:name="P38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39" style:family="paragraph" style:parent-style-name="Small_20_new_20_line">
      <style:text-properties officeooo:rsid="01458e3b" officeooo:paragraph-rsid="01458e3b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1" style:family="paragraph" style:parent-style-name="Table_20_Contents">
      <style:text-properties officeooo:paragraph-rsid="0061b755"/>
    </style:style>
    <style:style style:name="P42" style:family="paragraph" style:parent-style-name="Heading_20_1">
      <style:text-properties officeooo:paragraph-rsid="0107bab9"/>
    </style:style>
    <style:style style:name="P43" style:family="paragraph" style:parent-style-name="Heading_20_1">
      <style:text-properties officeooo:paragraph-rsid="01067df3"/>
    </style:style>
    <style:style style:name="P44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45" style:family="paragraph" style:parent-style-name="Header">
      <style:text-properties officeooo:paragraph-rsid="00c027cd"/>
    </style:style>
    <style:style style:name="P46" style:family="paragraph" style:parent-style-name="Table_20_Heading">
      <style:text-properties officeooo:paragraph-rsid="00e64da8"/>
    </style:style>
    <style:style style:name="P47" style:family="paragraph" style:parent-style-name="Table_20_Heading">
      <style:text-properties officeooo:paragraph-rsid="00e39ed2"/>
    </style:style>
    <style:style style:name="P48" style:family="paragraph" style:parent-style-name="Table_20_Heading">
      <style:text-properties officeooo:paragraph-rsid="00f2f962"/>
    </style:style>
    <style:style style:name="P49" style:family="paragraph" style:parent-style-name="Table_20_Heading">
      <style:text-properties officeooo:paragraph-rsid="00e4a803"/>
    </style:style>
    <style:style style:name="P50" style:family="paragraph" style:parent-style-name="Table_20_Heading">
      <style:text-properties officeooo:paragraph-rsid="01440ac2"/>
    </style:style>
    <style:style style:name="P51" style:family="paragraph" style:parent-style-name="Table_20_Heading">
      <style:text-properties officeooo:paragraph-rsid="00e66a27"/>
    </style:style>
    <style:style style:name="P52" style:family="paragraph" style:parent-style-name="Table_20_Main_20_Header">
      <style:text-properties officeooo:paragraph-rsid="01188231"/>
    </style:style>
    <style:style style:name="P53" style:family="paragraph" style:parent-style-name="Table_20_Main_20_Header">
      <style:text-properties officeooo:paragraph-rsid="00d1a9ae"/>
    </style:style>
    <style:style style:name="P54" style:family="paragraph" style:parent-style-name="Table_20_Main_20_Header">
      <style:text-properties officeooo:paragraph-rsid="00de1319"/>
    </style:style>
    <style:style style:name="P55" style:family="paragraph" style:parent-style-name="Table_20_Main_20_Content_20_Left">
      <style:text-properties officeooo:paragraph-rsid="0092f7ac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465a79"/>
    </style:style>
    <style:style style:name="T20" style:family="text">
      <style:text-properties officeooo:rsid="0148462c"/>
    </style:style>
    <style:style style:name="T21" style:family="text">
      <style:text-properties officeooo:rsid="014acc83"/>
    </style:style>
    <style:style style:name="T22" style:family="text">
      <style:text-properties officeooo:rsid="009ab597"/>
    </style:style>
    <style:style style:name="T23" style:family="text">
      <style:text-properties officeooo:rsid="009b2188"/>
    </style:style>
    <style:style style:name="T24" style:family="text">
      <style:text-properties officeooo:rsid="009d0d8a"/>
    </style:style>
    <style:style style:name="T25" style:family="text">
      <style:text-properties officeooo:rsid="009df911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ac2f7f" fo:background-color="transparent" loext:char-shading-value="0"/>
    </style:style>
    <style:style style:name="T28" style:family="text">
      <style:text-properties officeooo:rsid="0108794f" fo:background-color="transparent" loext:char-shading-value="0"/>
    </style:style>
    <style:style style:name="T29" style:family="text">
      <style:text-properties officeooo:rsid="00b02d1e"/>
    </style:style>
    <style:style style:name="T30" style:family="text">
      <style:text-properties officeooo:rsid="00b65163"/>
    </style:style>
    <style:style style:name="T31" style:family="text">
      <style:text-properties officeooo:rsid="00c4b509"/>
    </style:style>
    <style:style style:name="T32" style:family="text">
      <style:text-properties officeooo:rsid="00d936c0"/>
    </style:style>
    <style:style style:name="T33" style:family="text">
      <style:text-properties officeooo:rsid="00e835df"/>
    </style:style>
    <style:style style:name="T34" style:family="text">
      <style:text-properties officeooo:rsid="00eac614"/>
    </style:style>
    <style:style style:name="T35" style:family="text">
      <style:text-properties officeooo:rsid="00ec7026"/>
    </style:style>
    <style:style style:name="T36" style:family="text">
      <style:text-properties officeooo:rsid="00f98ed4"/>
    </style:style>
    <style:style style:name="T37" style:family="text">
      <style:text-properties officeooo:rsid="00fb5c7a"/>
    </style:style>
    <style:style style:name="T38" style:family="text">
      <style:text-properties officeooo:rsid="00fc1082"/>
    </style:style>
    <style:style style:name="T39" style:family="text">
      <style:text-properties officeooo:rsid="01067df3"/>
    </style:style>
    <style:style style:name="T40" style:family="text">
      <style:text-properties officeooo:rsid="010b0a4e"/>
    </style:style>
    <style:style style:name="T41" style:family="text">
      <style:text-properties officeooo:rsid="010cd3fd"/>
    </style:style>
    <style:style style:name="T42" style:family="text">
      <style:text-properties officeooo:rsid="0111f0fe"/>
    </style:style>
    <style:style style:name="T43" style:family="text">
      <style:text-properties officeooo:rsid="011b205e"/>
    </style:style>
    <style:style style:name="T44" style:family="text">
      <style:text-properties officeooo:rsid="01274abb"/>
    </style:style>
    <style:style style:name="T45" style:family="text">
      <style:text-properties officeooo:rsid="012f9625"/>
    </style:style>
    <style:style style:name="T46" style:family="text">
      <style:text-properties officeooo:rsid="01304ee7"/>
    </style:style>
    <style:style style:name="T47" style:family="text">
      <style:text-properties officeooo:rsid="01305c67"/>
    </style:style>
    <style:style style:name="T48" style:family="text">
      <style:text-properties officeooo:rsid="013617e2"/>
    </style:style>
    <style:style style:name="T49" style:family="text">
      <style:text-properties officeooo:rsid="0136264c"/>
    </style:style>
    <style:style style:name="T50" style:family="text">
      <style:text-properties officeooo:rsid="0139b450"/>
    </style:style>
    <style:style style:name="T51" style:family="text">
      <style:text-properties officeooo:rsid="01478dce"/>
    </style:style>
    <style:style style:name="T52" style:family="text">
      <style:text-properties officeooo:rsid="014a31c8"/>
    </style:style>
    <style:style style:name="T53" style:family="text">
      <style:text-properties officeooo:rsid="014e289e"/>
    </style:style>
    <style:style style:name="T54" style:family="text">
      <style:text-properties officeooo:rsid="0152ebcf"/>
    </style:style>
    <style:style style:name="T55" style:family="text">
      <style:text-properties officeooo:rsid="0155f40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40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9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0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<text:s/>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proforma2'%22" text:style-name="Internet_20_link" text:visited-style-name="Visited_20_Internet_20_Link"><text:span text:style-name="T29">if="o.state == 'proforma2'"</text:span></text:a></text:p>
      <text:p text:style-name="P22"><text:a xlink:type="simple" xlink:href="py3o://if=%22lang=='fr_FR'%22" text:style-name="Internet_20_link" text:visited-style-name="Visited_20_Internet_20_Link"><text:span text:style-name="T39">if="lang=='fr_FR'"</text:span></text:a></text:p>
      <text:h text:style-name="P42" text:outline-level="1"><text:span text:style-name="T26"><text:user-field-get text:name="py3o.doc_name">Document Name</text:user-field-get></text:span><text:span text:style-name="T26"><text:s/></text:span><text:span text:style-name="T27">PRO-FORMA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lang!='fr_FR'%22" text:style-name="Internet_20_link" text:visited-style-name="Visited_20_Internet_20_Link"><text:span text:style-name="T6">if="lang!='fr_FR'"</text:span></text:a></text:p>
      <text:h text:style-name="P44" text:outline-level="1"><text:span text:style-name="T28">PRO-FORMA </text:span><text:span text:style-name="T26"><text:user-field-get text:name="py3o.doc_name">Document Name</text:user-field-get></text:span><text:span text:style-name="T26"><text:s/></text:span>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3" text:outline-level="1"><text:span text:style-name="T13"><text:user-field-get text:name="py3o.doc_name">Document Name</text:user-field-get></text:span><text:span text:style-name="T13"><text:s/></text:span><text:user-field-get text:name="py3o.o.number">Invoice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49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46"><text:text-input text:description="py3o://function=&quot;lang=='fr_FR' and u'Adresse de livraison' or u'Delivery Address'&quot;">[Delivery Address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text-input text:description="py3o://function=&quot;format_multiline_value(o.partner_shipping_id._display_full_address())&quot;">[o.partner_shipping_id._display_full_address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">[o.partner_id._display_full_address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u'Date de facture' or u'Invoice Date'&quot;">[Invoice Date]</text:text-input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text-input text:description="py3o://function=&quot;lang=='fr_FR' and u'Conditions de paiement' or u'Payment Terms'&quot;">[Payment Terms]</text:text-input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text-input text:description="py3o://function=&quot;lang=='fr_FR' and u'''Date d'échéance''' or u'Due Date'&quot;">[Due Date]</text:text-input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9"><text:text-input text:description="py3o://function=&quot;lang=='fr_FR' and u'Votre référence' or u'Your Reference'&quot;">[Your Reference]</text:text-input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type%20==%20'out_refund'%20and%20o.refund_invoice_id%22" text:style-name="Internet_20_link" text:visited-style-name="Visited_20_Internet_20_Link"><text:span text:style-name="T51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text-input text:description="py3o://function=&quot;lang=='fr_FR' and u'Facture liée' or u'Related Invoice'&quot;">[Related Invoice]</text:text-input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u'N° client' or u'Customer Number'&quot;">[Customer Number]</text:text-input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u'N° TVA client' or u'Customer VAT Number'&quot;">[Customer VAT Number]</text:text-input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8">if="hasattr(o, 'incoterms_id') and o.incoterms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1"><text:text-input text:description="py3o://function=&quot;lang=='fr_FR' and u'Contact commercial' or u'Sales Contact'&quot;">[Sales Contact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text-input text:description="py3o://function=&quot;format_multiline_value(o.user_id.partner_id._display_full_address(details=['name', 'phone', 'mobile', 'email']))&quot;">[o.user_id.partner_id._display_full_address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2"><text:text-input text:description="py3o://function=&quot;lang=='fr_FR' and u'Qté' or u'Qty'&quot;">[Qty]</text:text-input></text:p>
            </table:table-cell>
            <table:covered-table-cell/>
            <table:table-cell table:style-name="Tableau5.A1" office:value-type="string">
              <text:p text:style-name="P53"><text:text-input text:description="py3o://function=&quot;lang=='fr_FR' and u'Prix unitaire' or u'Unit Price'&quot;">[Unit Price]</text:text-input></text:p>
            </table:table-cell>
            <table:table-cell table:style-name="Tableau5.E1" office:value-type="string">
              <text:p text:style-name="Table_20_Main_20_Header"><text:text-input text:description="py3o://function=&quot;o.has_discount and (lang=='fr_FR' and u'Rem.' or u'Disc.') or ''&quot;">[Rem.]</text:text-input></text:p>
            </table:table-cell>
            <table:table-cell table:style-name="Tableau5.F1" office:value-type="string">
              <text:p text:style-name="P54"><text:text-input text:description="py3o://function=&quot;lang=='fr_FR' and u'Prix HT' or u'Price w/o Tax'&quot;">[Price w/o Tax]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3"><text:a xlink:type="simple" xlink:href="py3o://for=%22l%20in%20o.py3o_lines_layout()%22" text:style-name="Internet_20_link" text:visited-style-name="Visited_20_Internet_20_Link"><text:span text:style-name="T5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4"><text:a xlink:type="simple" xlink:href="py3o://if=%22'line'%20in%20l%22" text:style-name="Internet_20_link" text:visited-style-name="Visited_20_Internet_20_Link"><text:span text:style-name="T19">if="'line' in l"</text:span></text:a></text:p>
          </table:table-cell>
          <table:table-cell table:style-name="Tableau5.B3" office:value-type="string">
            <text:p text:style-name="P30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2"><text:text-input text:description="py3o://function=&quot;format_multiline_value(l['line'].name)&quot;">[Line name]</text:text-input></text:p>
          </table:table-cell>
          <table:table-cell table:style-name="Tableau5.B4" office:value-type="string">
            <text:p text:style-name="P30"><text:a xlink:type="simple" xlink:href="py3o://function=%22formatLang(l['line'].quantity,%20dp='Product%20Unit%20of%20Measure')%22" text:style-name="Internet_20_link" text:visited-style-name="Visited_20_Internet_20_Link"><text:span text:style-name="T23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3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4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5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5" office:value-type="string">
            <text:p text:style-name="P30"/>
          </table:table-cell>
          <table:table-cell table:style-name="Tableau5.C5" office:value-type="string">
            <text:p text:style-name="P3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0"/>
          </table:table-cell>
          <table:table-cell table:style-name="Tableau5.C6" office:value-type="string">
            <text:p text:style-name="P3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0or%20(lang=='fr_FR'%20and%20u'Aucune%20catégorie'%20or%20'No%20Category')%22" text:style-name="Internet_20_link" text:visited-style-name="Visited_20_Internet_20_Link"><text:span text:style-name="T54">function="l['categ'].name or (lang=='fr_FR' and u'Aucune catégorie' or 'No Category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1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5"><text:a xlink:type="simple" xlink:href="py3o://if=%22'subtotal'%20in%20l%22" text:style-name="Internet_20_link" text:visited-style-name="Visited_20_Internet_20_Link"><text:span text:style-name="T21">if="'subtotal' in l"</text:span></text:a></text:p>
          </table:table-cell>
          <table:table-cell table:style-name="Tableau5.B9" office:value-type="string">
            <text:p text:style-name="P30"/>
          </table:table-cell>
          <table:table-cell table:style-name="Tableau5.C9" office:value-type="string">
            <text:p text:style-name="P3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0" table:number-columns-spanned="5" office:value-type="string">
            <text:p text:style-name="P37"><text:a xlink:type="simple" xlink:href="py3o://function=%22lang=='fr_FR'%20and%20u'Sous-total'%20or%20u'Sub-Total'%22" text:style-name="Internet_20_link" text:visited-style-name="Visited_20_Internet_20_Link"><text:span text:style-name="T3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5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P30"/>
          </table:table-cell>
          <table:table-cell table:style-name="Tableau5.C11" office:value-type="string">
            <text:p text:style-name="P3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7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text-input text:description="py3o://function=&quot;lang=='fr_FR' and u'Taxe' or u'Tax'&quot;">[Tax]</text:text-input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text-input text:description="py3o://function=&quot;lang=='fr_FR' and u'Montant' or u'Amount'&quot;">[Amount]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text-input text:description="py3o://function=&quot;lang=='fr_FR' and u'Règlement' or u'Payment'&quot;">[Payment]</text:text-input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text-input text:description="py3o://function=&quot;lang=='fr_FR' and u'Montant' or u'Amount'&quot;">[Amount]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u'Total HT' or u'Net Total'&quot;">[Net Total]</text:text-input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36"><text:a xlink:type="simple" xlink:href="py3o://for=%22tax_label,%20tax_amount,%20notused%20in%20o._get_tax_amount_by_group()%22" text:style-name="Internet_20_link" text:visited-style-name="Visited_20_Internet_20_Link"><text:span text:style-name="T53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36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2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36"><text:a xlink:type="simple" xlink:href="py3o:///for" text:style-name="Internet_20_link" text:visited-style-name="Visited_20_Internet_20_Link"><text:span text:style-name="T52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Total TTC' or u'Total'&quot;">[Total]</text:text-input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[Residual]</text:text-input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8">if="o.comment"</text:span></text:a></text:p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comment)&quot;">[o.commen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43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42">with="mandate_number_label=lang=='fr_FR' and u'Relevé unique de mandat' or u'Mandate Unique Reference'"</text:span></text:a></text:p>
      <text:p text:style-name="P12"><text:soft-page-break/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text-input text:description="py3o://function=&quot;lang=='fr_FR' and u'Règlement' or u'Payment'&quot;">[Payment]</text:text-input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1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text-input text:description="py3o://function=&quot;lang=='fr_FR' and u'Facture à régler par virement sur le compte suivant :' or u'Invoice to pay by wire transfer to the following bank account:'&quot;">[Invoice to pay by wire transfer to the following bank account:]</text:text-input></text:p>
            <text:p text:style-name="P26"><text:span text:style-name="T10">IBAN : </text:span><text:span text:style-name="T10"><text:user-field-get text:name="py3o.o.payment_mode_id.fixed_journal_id.bank_account_id.acc_number">IBAN</text:user-field-get></text:span><text:span text:style-name="T10"><text:s/>- BIC : </text:span><text:span text:style-name="T10"><text:user-field-get text:name="py3o.o.payment_mode_id.fixed_journal_id.bank_account_id.bank_id.bic">BIC</text:user-field-get></text:span><text:span text:style-name="T10"><text:s/>- </text:span><text:span text:style-name="T10"><text:user-field-get text:name="py3o.bank_label">Bank Label</text:user-field-get></text:span><text:span text:style-name="T10"><text:s/>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text-input text:description="py3o://function=&quot;lang=='fr_FR' and u'''Cette facture sera prélevée à l'échéance sur le compte bancaire suivant :''' or u'On due date, this invoice will be automatically deducted from the following bank account:'&quot;">[On due date, this invoice will be automatically deducted from the following bank account:]</text:text-input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38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089cm"/>
    </style:style>
    <style:style style:name="Tableau12.B" style:family="table-column">
      <style:table-column-properties style:column-width="14.723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4-28T00:07:19.920754945</dc:date>
    <meta:editing-duration>PT20H2M26S</meta:editing-duration>
    <meta:editing-cycles>346</meta:editing-cycles>
    <meta:generator>LibreOffice/6.0.7.3$Linux_X86_64 LibreOffice_project/00m0$Build-3</meta:generator>
    <meta:document-statistic meta:table-count="12" meta:image-count="0" meta:object-count="0" meta:page-count="6" meta:paragraph-count="149" meta:word-count="477" meta:character-count="4555" meta:non-whitespace-character-count="4281"/>
  </office:meta>
</office:document-meta>
</file>